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6de0" officeooo:paragraph-rsid="00166de0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 GIT</text:p>
      <text:p text:style-name="P1"/>
      <text:p text:style-name="P2">git init</text:p>
      <text:p text:style-name="Standard">- iniciar novo projeto com git</text:p>
      <text:p text:style-name="Standard"/>
      <text:p text:style-name="P2">git add &lt;nome-arquivo&gt;/.</text:p>
      <text:p text:style-name="Standard">- add os arquivos estão prontos para serem commitados</text:p>
      <text:p text:style-name="Standard"/>
      <text:p text:style-name="P2">git commit -m "mensagem commit"</text:p>
      <text:p text:style-name="Standard">-commit os arquivos no historico</text:p>
      <text:p text:style-name="Standard"/>
      <text:p text:style-name="P2">git log</text:p>
      <text:p text:style-name="Standard">- mostra os ultimos commit, log de alterações</text:p>
      <text:p text:style-name="Standard"/>
      <text:p text:style-name="P2">git status</text:p>
      <text:p text:style-name="Standard">- como esta o estado da nossa ramificações</text:p>
      <text:p text:style-name="Standard"/>
      <text:p text:style-name="P2">git diff </text:p>
      <text:p text:style-name="Standard">- que mostra o que foi alterado</text:p>
      <text:p text:style-name="Standard">- o que tem de alteração na ramificação</text:p>
      <text:p text:style-name="Standard"/>
      <text:p text:style-name="P2">git merge</text:p>
      <text:p text:style-name="Standard">- merge de ramificações , mescla ramificações</text:p>
      <text:p text:style-name="Standard"/>
      <text:p text:style-name="P2">git branch</text:p>
      <text:p text:style-name="Standard">- mostra a branch atual</text:p>
      <text:p text:style-name="Standard"/>
      <text:p text:style-name="P2">git checkout &lt;nome-branch&gt;</text:p>
      <text:p text:style-name="Standard">- muda pra essa branch</text:p>
      <text:p text:style-name="Standard"/>
      <text:p text:style-name="P2">git branch -b &lt;nome-da branch&gt;</text:p>
      <text:p text:style-name="Standard">- cria uma nova branch a partir da branch atual que estamos</text:p>
      <text:p text:style-name="Standard"/>
      <text:p text:style-name="P2">git remote add &lt;nome&gt; &lt;url&gt;</text:p>
      <text:p text:style-name="Standard">- add um novo repositório remoto</text:p>
      <text:p text:style-name="Standard"/>
      <text:p text:style-name="P2">git push &lt;nome&gt;&lt;nome-da-branch&gt;</text:p>
      <text:p text:style-name="Standard">- manda nossas alterações locais para o repositório remoto, para cada branch</text:p>
      <text:p text:style-name="Standard"/>
      <text:p text:style-name="P2">git pull &lt;nome&gt;&lt;nome-da-branch&gt;</text:p>
      <text:p text:style-name="Standard">- pega as alterações do repositório remoto, e joga pra nossa maquina</text:p>
      <text:p text:style-name="Standard"/>
      <text:p text:style-name="P2">git fetch</text:p>
      <text:p text:style-name="Standard">- atualização o novo historico local de acordo com o histórico salvo la no repositório remoto</text:p>
      <text:p text:style-name="Standard">- sincronização do local com o remoto</text:p>
      <text:p text:style-name="Standard"/>
      <text:p text:style-name="Standard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14:06:09.732000000</meta:creation-date>
    <dc:date>2023-10-09T14:09:44.245000000</dc:date>
    <meta:editing-duration>PT3M36S</meta:editing-duration>
    <meta:editing-cycles>1</meta:editing-cycles>
    <meta:document-statistic meta:table-count="0" meta:image-count="0" meta:object-count="0" meta:page-count="1" meta:paragraph-count="32" meta:word-count="177" meta:character-count="1005" meta:non-whitespace-character-count="857"/>
    <meta:generator>LibreOffice/7.2.4.1$Windows_X86_64 LibreOffice_project/27d75539669ac387bb498e35313b970b7fe9c4f9</meta:generator>
  </office:meta>
</office:document-meta>
</file>